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7b8b8" draw:textarea-horizontal-align="justify" draw:textarea-vertical-align="middle" draw:auto-grow-height="false" fo:min-height="6.822cm" fo:min-width="8.694cm"/>
    </style:style>
    <style:style style:name="gr3" style:family="graphic" style:parent-style-name="standard">
      <style:graphic-properties draw:fill="solid" draw:fill-color="#ffd320" draw:opacity="50%" draw:textarea-horizontal-align="justify" draw:textarea-vertical-align="middle" draw:auto-grow-height="false" fo:min-height="8.094cm" fo:min-width="9.26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2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47b8b8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ffd320" draw:opacity="50%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✚">
        <style:list-level-properties text:space-before="0.3cm" text:min-label-width="0.9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igrating to Gitlab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8, Vancou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this talk</text:p>
          </draw:text-box>
        </draw:frame>
        <draw:custom-shape draw:style-name="gr2" draw:text-style-name="P5" draw:layer="layout" svg:width="13cm" svg:height="10cm" svg:x="2cm" svg:y="7.8cm">
          <text:p text:style-name="P4"><text:span text:style-name="T3">X.Or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3.8cm" svg:height="11.8cm" svg:x="11.8cm" svg:y="5.2cm">
          <text:p text:style-name="P4"><text:span text:style-name="T3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428cm" svg:height="1.195cm" svg:x="12.172cm" svg:y="11.205cm">
          <draw:text-box>
            <text:p><text:span text:style-name="T3">D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ff from the kernel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git (in 2006!)</text:p>
              </text:list-item>
              <text:list-item>
                <text:p>proper commit messages</text:p>
              </text:list-item>
              <text:list-item>
                <text:p>iterating on patch series</text:p>
              </text:list-item>
              <text:list-item>
                <text:p>maintainer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ff from X.or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ommitter model</text:p>
              </text:list-item>
              <text:list-item>
                <text:p>testing/CI</text:p>
              </text:list-item>
              <text:list-item>
                <text:p>MIT licensing</text:p>
              </text:list-item>
              <text:list-item>
                <text:p>gitla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opularity of git send-email</text:p>
              </text:list-item>
              <text:list-item>
                <text:p>admin pains: SMTP, bouquet of services</text:p>
              </text:list-item>
              <text:list-item>
                <text:p>exodus to github, w/ memories of bitkee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w: not the droid you're looking for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ode interleaved with discussions</text:p>
              </text:list-item>
              <text:list-item>
                <text:p>loss of semantics: baseline, target, previous revisions</text:p>
              </text:list-item>
              <text:list-item>
                <text:p>pw is a sidechannel, no enforcing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: tracking&amp;cordination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no chaining/deprecating of patch iterations</text:p>
              </text:list-item>
              <text:list-item>
                <text:p>no sync between inboxes and patchwork</text:p>
              </text:list-item>
              <text:list-item>
                <text:p>no standard setup</text:p>
              </text:list-item>
              <text:list-item>
                <text:p>patchwork is terr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in points: CI&amp;toolin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no postive confirmation, lack of transparency</text:p>
              </text:list-item>
              <text:list-item>
                <text:p>client side scripting, patch parsing is fun</text:p>
              </text:list-item>
              <text:list-item>
                <text:p>patchwork is terri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gitlab</text:p>
          </draw:text-box>
        </draw:frame>
        <draw:frame presentation:style-name="pr6" draw:layer="layout" svg:width="25.199cm" svg:height="9.973cm" svg:x="1.4cm" svg:y="6.5cm" presentation:class="outline" presentation:user-transformed="true">
          <draw:text-box>
            <text:list text:style-name="L4">
              <text:list-item>
                <text:p>open core, but just DCO + MIT</text:p>
              </text:list-item>
              <text:list-item>
                <text:p>cares about big project workflows</text:p>
              </text:list-item>
              <text:list-item>
                <text:p>debian, gnome, khronos use it</text:p>
              </text:list-item>
              <text:list-item>
                <text:p>batteries included</text:p>
              </text:list-item>
              <text:list-item>
                <text:p>(failed pilot with phabricat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g project workflow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multiple repos, issue trackers, discussion channels, patch queues</text:p>
              </text:list-item>
              <text:list-item>
                <text:p>multi-repo pull requests</text:p>
              </text:list-item>
              <text:list-item>
                <text:p>kernel: single tree, x.org: multiple projects</text:p>
              </text:list-item>
              <text:list-item>
                <text:p>gitlab cares: super-pull, fork relationships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lab: merge request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git branch, including reflog</text:p>
              </text:list-item>
            </text:list>
            <text:list text:style-name="L5">
              <text:list-item>
                <text:p>target branch</text:p>
              </text:list-item>
              <text:list-item>
                <text:p>discussions and review</text:p>
              </text:list-item>
              <text:list-item>
                <text:p>CI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lab: patch review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but my mail setup!</text:p>
              </text:list-item>
              <text:list-item>
                <text:p>per-patch review only recently added</text:p>
              </text:list-item>
              <text:list-item>
                <text:p>probably stick to mailing lists</text:p>
              </text:list-item>
              <text:list-item>
                <text:p>merge request for tracking series ev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lab: CI</text:p>
          </draw:text-box>
        </draw:frame>
        <draw:frame presentation:style-name="pr6" draw:layer="layout" svg:width="25.199cm" svg:height="12.9cm" svg:x="1.4cm" svg:y="6.3cm" presentation:class="outline" presentation:user-transformed="true">
          <draw:text-box>
            <text:list text:style-name="L4">
              <text:list-item>
                <text:p>server-side CI: docker + scriptlets</text:p>
              </text:list-item>
              <text:list-item>
                <text:p>jobs, triggers, dependencies</text:p>
              </text:list-item>
              <text:list-item>
                <text:p>generic/special runners</text:p>
              </text:list-item>
              <text:list-item>
                <text:p>per-repo CI settings file, with #include directive</text:p>
              </text:list-item>
              <text:list-item>
                <text:p>hardware CI: external CI results/tracking</text:p>
              </text:list-item>
              <text:list-item>
                <text:p>CI can block merging</text:p>
              </text:list-item>
              <text:list-item>
                <text:p>full transparency fo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docker: not so great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erfect control over build env, but:</text:p>
              </text:list-item>
              <text:list-item>
                <text:p>docker-in-docker build needs root</text:p>
              </text:list-item>
              <text:list-item>
                <text:p>binfmt-misc, kvm, …</text:p>
              </text:list-item>
              <text:list-item>
                <text:p>probably need kvm-containers</text:p>
              </text:list-item>
              <text:list-item>
                <text:p>lots of cloud fun with runn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gitlab: automa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webhooks, requires a server somewhere</text:p>
              </text:list-item>
              <text:list-item>
                <text:p>not (yet?) github actions</text:p>
              </text:list-item>
              <text:list-item>
                <text:p>biggest potential for long-term w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gitlab: issue track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bugzilla vs. GDPR</text:p>
              </text:list-item>
              <text:list-item>
                <text:p>per repo issue templates, w/ twists</text:p>
              </text:list-item>
              <text:list-item>
                <text:p>customization through lab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most projects migrated git</text:p>
              </text:list-item>
              <text:list-item>
                <text:p>kernel migration blocked until early next year</text:p>
              </text:list-item>
              <text:list-item>
                <text:p>lots of experimenting with CI (8k runs thus far)</text:p>
              </text:list-item>
              <text:list-item>
                <text:p>migrating issue tracking</text:p>
              </text:list-item>
              <text:list-item>
                <text:p>2k merge requests thus f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atchwork: solution to a self-inflicted problem</text:p>
              </text:list-item>
            </text:list>
            <text:list text:style-name="L6">
              <text:list-item>
                <text:p>you want to track merge/pull requests</text:p>
              </text:list-item>
            </text:list>
            <text:list text:style-name="L4">
              <text:list-item>
                <text:p>gitlab CI: awesome</text:p>
              </text:list-item>
              <text:list-item>
                <text:p>docker/cloud: not so awesome</text:p>
              </text:list-item>
              <text:list-item>
                <text:p>gitlab automation: falling behind</text:p>
              </text:list-item>
              <text:list-item>
                <text:p>gitlab patch review: bad, but with potent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23H3M16S</meta:editing-duration>
    <meta:editing-cycles>68</meta:editing-cycles>
    <meta:generator>LibreOffice/6.1.2.1$Linux_X86_64 LibreOffice_project/10$Build-1</meta:generator>
    <dc:date>2018-11-21T16:23:46.329600109</dc:date>
    <meta:document-statistic meta:object-count="99"/>
  </office:meta>
</office:document-meta>
</file>